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Text_20_body">
      <style:text-properties officeooo:rsid="000bb3da" officeooo:paragraph-rsid="000bb3da"/>
    </style:style>
    <style:style style:name="P2" style:family="paragraph" style:parent-style-name="Text_20_body">
      <style:paragraph-properties fo:margin-left="0.4925in" fo:margin-right="0in" fo:text-indent="0in" style:auto-text-indent="false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officeooo:rsid="000bb3da" officeooo:paragraph-rsid="000bb3da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officeooo:rsid="000bb3da" officeooo:paragraph-rsid="000bb3da"/>
    </style:style>
    <style:style style:name="P5" style:family="paragraph" style:parent-style-name="Standard">
      <style:paragraph-properties fo:margin-left="0.4925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0bb3da" officeooo:paragraph-rsid="000bb3da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0bb3da" officeooo:paragraph-rsid="000bb3da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0bb3da" officeooo:paragraph-rsid="000bb3da"/>
    </style:style>
    <style:style style:name="P9" style:family="paragraph" style:parent-style-name="Preformatted_20_Text">
      <style:paragraph-properties fo:margin-left="0.4925in" fo:margin-right="0in" fo:margin-top="0in" fo:margin-bottom="0.1965in" loext:contextual-spacing="false" fo:text-indent="0in" style:auto-text-indent="false"/>
    </style:style>
    <style:style style:name="T1" style:family="text">
      <style:text-properties style:font-name="DejaVu Sans Mono" fo:font-size="9pt" style:font-size-asian="9pt" style:font-size-complex="9pt"/>
    </style:style>
    <style:style style:name="T2" style:family="text">
      <style:text-properties style:font-name="DejaVu Sans Mono" fo:font-size="9pt" fo:background-color="#ffff00" loext:char-shading-value="0" style:font-size-asian="9pt" style:font-size-complex="9pt"/>
    </style:style>
    <style:style style:name="T3" style:family="text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stackoverflow.com/questions/3064509/cast-from-void-to-type-using-c-style-cast-static-cast-or-reinterpret-cast" text:style-name="Internet_20_link" text:visited-style-name="Visited_20_Internet_20_Link">https://stackoverflow.com/questions/3064509/cast-from-void-to-type-using-c-style-cast-static-cast-or-reinterpret-cast</text:a></text:p>
      <text:p text:style-name="P3"/>
      <text:p text:style-name="P2">Use <text:span text:style-name="Source_20_Text">static_cast</text:span> on both sides for this, and save <text:span text:style-name="Source_20_Text">reinterpret_cast</text:span> for when no other casting operation will do. The following SO topics provide more context and details:</text:p>
      <text:p text:style-name="P2"><text:a xlink:type="simple" xlink:href="https://stackoverflow.com/questions/2614392/what-wording-in-the-c-standard-allows-static-castnon-void-typemallocn-t" text:style-name="Internet_20_link" text:visited-style-name="Visited_20_Internet_20_Link">What wording in the C++ standard allows static_cast&lt;non-void-type*&gt;(malloc(N)); to work?</text:a></text:p>
      <text:p text:style-name="P2"><text:a xlink:type="simple" xlink:href="https://stackoverflow.com/questions/573294/when-to-use-reinterpretcast" text:style-name="Internet_20_link" text:visited-style-name="Visited_20_Internet_20_Link">When to use reinterpret_cast?</text:a></text:p>
      <text:p text:style-name="P4">Use <text:span text:style-name="Source_20_Text"><text:span text:style-name="T3">static_cast</text:span></text:span> over <text:span text:style-name="Source_20_Text"><text:span text:style-name="T3">reinterpret_cast</text:span></text:span></text:p>
      <text:p text:style-name="P5"/>
      <text:p text:style-name="P6"><text:a xlink:type="simple" xlink:href="https://stackoverflow.com/questions/43298862/how-to-convert-const-void-to-unsigned-char" text:style-name="Internet_20_link" text:visited-style-name="Visited_20_Internet_20_Link">https://stackoverflow.com/questions/43298862/how-to-convert-const-void-to-unsigned-char</text:a></text:p>
      <text:p text:style-name="P4"/>
      <text:p text:style-name="P3">Try the C++ casting operator and you need <text:span text:style-name="Strong_20_Emphasis">two</text:span> of them: one to remove the <text:span text:style-name="Source_20_Text">const</text:span> and another one to cast to your pointer type:</text:p>
      <text:p text:style-name="P9"><text:span text:style-name="Source_20_Text"><text:span text:style-name="T1">auto ucharptr = </text:span></text:span><text:span text:style-name="Source_20_Text"><text:span text:style-name="T2">reinterpret_cast</text:span></text:span><text:span text:style-name="Source_20_Text"><text:span text:style-name="T1">&lt;unsigned char*&gt;(</text:span></text:span><text:span text:style-name="Source_20_Text"><text:span text:style-name="T2">const_cast</text:span></text:span><text:span text:style-name="Source_20_Text"><text:span text:style-name="T1">&lt;void*&gt;(const_void_ptr));</text:span></text:span></text:p>
      <text:p text:style-name="P6"/>
      <text:p text:style-name="P6"/>
      <text:p text:style-name="P6">additional sources:</text:p>
      <text:p text:style-name="P6"><text:a xlink:type="simple" xlink:href="https://stackoverflow.com/questions/573294/when-to-use-reinterpret-cast" text:style-name="Internet_20_link" text:visited-style-name="Visited_20_Internet_20_Link"/></text:p>
      <text:p text:style-name="P8"><text:a xlink:type="simple" xlink:href="https://stackoverflow.com/questions/573294/when-to-use-reinterpret-cast" text:style-name="Internet_20_link" text:visited-style-name="Visited_20_Internet_20_Link">https://stackoverflow.com/questions/573294/when-to-use-reinterpret-cast</text:a></text:p>
      <text:p text:style-name="P8">specific details of reinterpret_cast</text:p>
      <text:p text:style-name="P8"/>
      <text:p text:style-name="P8"><text:a xlink:type="simple" xlink:href="https://softwareengineering.stackexchange.com/questions/275712/why-arent-void-s-implicitly-cast-in-c" text:style-name="Internet_20_link" text:visited-style-name="Visited_20_Internet_20_Link">https://softwareengineering.stackexchange.com/questions/275712/why-arent-void-s-implicitly-cast-in-c</text:a></text:p>
      <text:p text:style-name="P8">notes about how C++ is more stringent about types than C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pparently you can just make a pointer the data specified by a reference in the same way you would make a pointer to the data specified by a normal variable. References seem to function exactly the same as passing by value, but without the overhead.</text:p>
      <text:p text:style-name="P6"/>
      <text:p text:style-name="P6">In the context of openFrameworks, you can use get() on an ofParameter, and then still create a pointer to the data specified by the reference. That pointer will continue to be good, even after the reference falls out of scope.</text:p>
      <text:p text:style-name="P6"/>
      <text:p text:style-name="P6"/>
      <text:p text:style-name="P6"/>
      <text:p text:style-name="P6"><text:soft-page-break/>For efficiency of text rendering in OpenFrameworks</text:p>
      <text:p text:style-name="P6">string → text → mesh<text:tab/><text:tab/><text:tab/><text:tab/><text:tab/><text:tab/>ofTrueTypeFont#getStringMesh()</text:p>
      <text:p text:style-name="P6">set properties like color on the mesh (already been through tesselation)</text:p>
      <text:p text:style-name="P6">and then just render the mesh<text:line-break/>(some GUI libraries for oF use this style, and appear to go pretty fas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 Regular" style:font-family-asian="'Noto Sans Mono CJK JP Regula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18-01-23T20:50:04.693170331</meta:creation-date>
    <dc:date>2018-01-24T21:05:04.236036846</dc:date>
    <dc:creator>Jason Ko</dc:creator>
    <meta:editing-duration>P1DT4M49S</meta:editing-duration>
    <meta:editing-cycles>1</meta:editing-cycles>
    <meta:document-statistic meta:table-count="0" meta:image-count="0" meta:object-count="0" meta:page-count="2" meta:paragraph-count="19" meta:word-count="225" meta:character-count="1771" meta:non-whitespace-character-count="1560"/>
    <meta:generator>LibreOffice/5.1.6.2$Linux_X86_64 LibreOffice_project/10m0$Build-2</meta:generator>
  </office:meta>
</office:document-meta>
</file>